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47eb9b"/>
    </style:style>
    <style:style style:name="P2" style:family="paragraph" style:parent-style-name="Standard">
      <style:text-properties officeooo:rsid="00183007" officeooo:paragraph-rsid="00183007"/>
    </style:style>
    <style:style style:name="P3" style:family="paragraph" style:parent-style-name="Standard">
      <style:text-properties officeooo:rsid="0019635a" officeooo:paragraph-rsid="0019635a"/>
    </style:style>
    <style:style style:name="P4" style:family="paragraph" style:parent-style-name="Standard">
      <style:text-properties officeooo:rsid="0019dd56" officeooo:paragraph-rsid="0019dd56"/>
    </style:style>
    <style:style style:name="P5" style:family="paragraph" style:parent-style-name="Standard">
      <style:text-properties officeooo:rsid="001c8d21" officeooo:paragraph-rsid="001c8d21"/>
    </style:style>
    <style:style style:name="P6" style:family="paragraph" style:parent-style-name="Standard">
      <style:text-properties officeooo:rsid="001e53e7" officeooo:paragraph-rsid="001e53e7"/>
    </style:style>
    <style:style style:name="P7" style:family="paragraph" style:parent-style-name="Standard">
      <style:text-properties officeooo:rsid="001f296f" officeooo:paragraph-rsid="001f296f"/>
    </style:style>
    <style:style style:name="P8" style:family="paragraph" style:parent-style-name="Standard">
      <style:text-properties officeooo:rsid="001f296f" officeooo:paragraph-rsid="00203709"/>
    </style:style>
    <style:style style:name="P9" style:family="paragraph" style:parent-style-name="Standard">
      <style:text-properties officeooo:rsid="00203709" officeooo:paragraph-rsid="00203709"/>
    </style:style>
    <style:style style:name="P10" style:family="paragraph" style:parent-style-name="Standard">
      <style:text-properties officeooo:rsid="0020c1eb" officeooo:paragraph-rsid="0020c1eb"/>
    </style:style>
    <style:style style:name="P11" style:family="paragraph" style:parent-style-name="Standard">
      <style:text-properties officeooo:rsid="002447b5" officeooo:paragraph-rsid="002447b5"/>
    </style:style>
    <style:style style:name="P12" style:family="paragraph" style:parent-style-name="Standard">
      <style:text-properties officeooo:rsid="00263386" officeooo:paragraph-rsid="00263386"/>
    </style:style>
    <style:style style:name="P13" style:family="paragraph" style:parent-style-name="Standard">
      <style:text-properties officeooo:rsid="002cd212" officeooo:paragraph-rsid="002cd212"/>
    </style:style>
    <style:style style:name="P14" style:family="paragraph" style:parent-style-name="Standard">
      <style:text-properties officeooo:rsid="003008a3" officeooo:paragraph-rsid="003008a3"/>
    </style:style>
    <style:style style:name="P15" style:family="paragraph" style:parent-style-name="Standard">
      <style:text-properties officeooo:rsid="00304aa8" officeooo:paragraph-rsid="00304aa8"/>
    </style:style>
    <style:style style:name="P16" style:family="paragraph" style:parent-style-name="Standard">
      <style:text-properties officeooo:rsid="00309541" officeooo:paragraph-rsid="00309541"/>
    </style:style>
    <style:style style:name="P17" style:family="paragraph" style:parent-style-name="Standard">
      <style:text-properties officeooo:rsid="00323b05" officeooo:paragraph-rsid="00323b05"/>
    </style:style>
    <style:style style:name="P18" style:family="paragraph" style:parent-style-name="Standard">
      <style:text-properties officeooo:rsid="0032c638" officeooo:paragraph-rsid="0032c638"/>
    </style:style>
    <style:style style:name="P19" style:family="paragraph" style:parent-style-name="Standard">
      <style:text-properties officeooo:rsid="0032c945" officeooo:paragraph-rsid="0032c945"/>
    </style:style>
    <style:style style:name="P20" style:family="paragraph" style:parent-style-name="Standard">
      <style:text-properties officeooo:rsid="00336cdd" officeooo:paragraph-rsid="00336cdd"/>
    </style:style>
    <style:style style:name="P21" style:family="paragraph" style:parent-style-name="Standard">
      <style:text-properties officeooo:rsid="0035504b" officeooo:paragraph-rsid="0035504b"/>
    </style:style>
    <style:style style:name="P22" style:family="paragraph" style:parent-style-name="Standard">
      <style:text-properties officeooo:rsid="00358e3e" officeooo:paragraph-rsid="00358e3e"/>
    </style:style>
    <style:style style:name="P23" style:family="paragraph" style:parent-style-name="Standard">
      <style:text-properties officeooo:rsid="00374b89" officeooo:paragraph-rsid="00374b89"/>
    </style:style>
    <style:style style:name="P24" style:family="paragraph" style:parent-style-name="Standard">
      <style:text-properties officeooo:rsid="0037aa0c" officeooo:paragraph-rsid="0037aa0c"/>
    </style:style>
    <style:style style:name="P25" style:family="paragraph" style:parent-style-name="Standard">
      <style:text-properties officeooo:rsid="00394890" officeooo:paragraph-rsid="00394890"/>
    </style:style>
    <style:style style:name="P26" style:family="paragraph" style:parent-style-name="Standard">
      <style:text-properties officeooo:rsid="003b4018" officeooo:paragraph-rsid="003b4018"/>
    </style:style>
    <style:style style:name="P27" style:family="paragraph" style:parent-style-name="Standard">
      <style:text-properties officeooo:rsid="003d294c" officeooo:paragraph-rsid="003d294c"/>
    </style:style>
    <style:style style:name="P28" style:family="paragraph" style:parent-style-name="Standard">
      <style:text-properties officeooo:rsid="003d9bb2" officeooo:paragraph-rsid="003d9bb2"/>
    </style:style>
    <style:style style:name="P29" style:family="paragraph" style:parent-style-name="Standard">
      <style:text-properties officeooo:rsid="003ea228" officeooo:paragraph-rsid="003ea228"/>
    </style:style>
    <style:style style:name="P30" style:family="paragraph" style:parent-style-name="Standard">
      <style:text-properties fo:font-size="12pt" fo:font-weight="normal" officeooo:rsid="0040586f" officeooo:paragraph-rsid="0040586f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42b403" officeooo:paragraph-rsid="0042b403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4417fe" officeooo:paragraph-rsid="004417fe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4532fb" officeooo:paragraph-rsid="004532fb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46b91b" officeooo:paragraph-rsid="0046b91b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47eb9b" officeooo:paragraph-rsid="0047eb9b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bold" officeooo:rsid="0047eb9b" officeooo:paragraph-rsid="0047eb9b" style:font-size-asian="12pt" style:font-weight-asian="bold" style:font-size-complex="12pt" style:font-weight-complex="bold"/>
    </style:style>
    <style:style style:name="P37" style:family="paragraph" style:parent-style-name="Text_20_body">
      <style:text-properties officeooo:rsid="00263386" officeooo:paragraph-rsid="00263386"/>
    </style:style>
    <style:style style:name="P38" style:family="paragraph" style:parent-style-name="Text_20_body">
      <style:text-properties officeooo:rsid="002cd212" officeooo:paragraph-rsid="002cd212"/>
    </style:style>
    <style:style style:name="P39" style:family="paragraph" style:parent-style-name="Text_20_body">
      <style:text-properties fo:font-variant="normal" fo:text-transform="none" fo:color="#000000" style:font-name="Segoe UI" fo:font-size="12pt" fo:letter-spacing="normal" fo:font-style="normal" fo:font-weight="bold" officeooo:rsid="0047eb9b" officeooo:paragraph-rsid="0047eb9b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49a620" officeooo:paragraph-rsid="0049a620" style:font-size-asian="7.84999990463257pt" style:font-weight-asian="normal" style:font-size-complex="9pt" style:font-weight-complex="normal"/>
    </style:style>
    <style:style style:name="P41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4d600a" officeooo:paragraph-rsid="004d600a" style:font-size-asian="7.84999990463257pt" style:font-weight-asian="normal" style:font-size-complex="9pt" style:font-weight-complex="normal"/>
    </style:style>
    <style:style style:name="P42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4f5b44" officeooo:paragraph-rsid="004f5b44" style:font-size-asian="7.84999990463257pt" style:font-weight-asian="normal" style:font-size-complex="9pt" style:font-weight-complex="normal"/>
    </style:style>
    <style:style style:name="P43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4fb994" officeooo:paragraph-rsid="004fb994" style:font-size-asian="7.84999990463257pt" style:font-weight-asian="normal" style:font-size-complex="9pt" style:font-weight-complex="normal"/>
    </style:style>
    <style:style style:name="P44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500521" officeooo:paragraph-rsid="00500521" style:font-size-asian="7.84999990463257pt" style:font-weight-asian="normal" style:font-size-complex="9pt" style:font-weight-complex="normal"/>
    </style:style>
    <style:style style:name="P45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511e79" officeooo:paragraph-rsid="00511e79" style:font-size-asian="7.84999990463257pt" style:font-weight-asian="normal" style:font-size-complex="9pt" style:font-weight-complex="normal"/>
    </style:style>
    <style:style style:name="P46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542a3b" officeooo:paragraph-rsid="00542a3b" style:font-size-asian="7.84999990463257pt" style:font-weight-asian="normal" style:font-size-complex="9pt" style:font-weight-complex="normal"/>
    </style:style>
    <style:style style:name="P47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5480f2" officeooo:paragraph-rsid="005480f2" style:font-size-asian="7.84999990463257pt" style:font-weight-asian="normal" style:font-size-complex="9pt" style:font-weight-complex="normal"/>
    </style:style>
    <style:style style:name="P48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5486d6" officeooo:paragraph-rsid="005486d6" style:font-size-asian="7.84999990463257pt" style:font-weight-asian="normal" style:font-size-complex="9pt" style:font-weight-complex="normal"/>
    </style:style>
    <style:style style:name="P49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5570c6" officeooo:paragraph-rsid="005570c6" style:font-size-asian="7.84999990463257pt" style:font-weight-asian="normal" style:font-size-complex="9pt" style:font-weight-complex="normal"/>
    </style:style>
    <style:style style:name="P50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5760b4" officeooo:paragraph-rsid="005760b4" style:font-size-asian="7.84999990463257pt" style:font-weight-asian="normal" style:font-size-complex="9pt" style:font-weight-complex="normal"/>
    </style:style>
    <style:style style:name="P51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592a1d" officeooo:paragraph-rsid="00592a1d" style:font-size-asian="7.84999990463257pt" style:font-weight-asian="normal" style:font-size-complex="9pt" style:font-weight-complex="normal"/>
    </style:style>
    <style:style style:name="P52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5af2ac" officeooo:paragraph-rsid="005af2ac" style:font-size-asian="7.84999990463257pt" style:font-weight-asian="normal" style:font-size-complex="9pt" style:font-weight-complex="normal"/>
    </style:style>
    <style:style style:name="P53" style:family="paragraph" style:parent-style-name="Text_20_body">
      <style:text-properties fo:font-variant="normal" fo:text-transform="none" fo:color="#000000" style:font-name="Segoe UI" fo:font-size="9pt" fo:letter-spacing="normal" fo:font-style="normal" fo:font-weight="normal" officeooo:rsid="005c00e3" officeooo:paragraph-rsid="005c00e3" style:font-size-asian="7.84999990463257pt" style:font-weight-asian="normal" style:font-size-complex="9pt" style:font-weight-complex="normal"/>
    </style:style>
    <style:style style:name="P54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font-name="Consolas" fo:font-size="11.25pt" fo:letter-spacing="normal" fo:font-style="normal" fo:font-weight="normal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T1" style:family="text">
      <style:text-properties officeooo:rsid="00183007"/>
    </style:style>
    <style:style style:name="T2" style:family="text">
      <style:text-properties officeooo:rsid="001f3cc5"/>
    </style:style>
    <style:style style:name="T3" style:family="text">
      <style:text-properties officeooo:rsid="00227b26"/>
    </style:style>
    <style:style style:name="T4" style:family="text">
      <style:text-properties officeooo:rsid="0027cd11"/>
    </style:style>
    <style:style style:name="T5" style:family="text">
      <style:text-properties officeooo:rsid="002ab692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7" style:family="text">
      <style:text-properties fo:font-variant="normal" fo:text-transform="none" fo:color="#000000" style:font-name="Segoe UI" fo:font-size="12pt" fo:letter-spacing="normal" fo:font-style="normal" fo:font-weight="bold" officeooo:rsid="0047eb9b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dc143c" style:font-name="Consolas" fo:font-size="11.25pt" fo:letter-spacing="normal" fo:font-style="normal" fo:font-weight="normal" fo:background-color="#f1f1f1" loext:char-shading-value="0" loext:padding="0cm" loext:border="none"/>
    </style:style>
    <style:style style:name="T9" style:family="text">
      <style:text-properties fo:color="#0000cd"/>
    </style:style>
    <style:style style:name="T10" style:family="text">
      <style:text-properties fo:color="#a52a2a"/>
    </style:style>
    <style:style style:name="T11" style:family="text">
      <style:text-properties fo:color="#008000"/>
    </style:style>
    <style:style style:name="T12" style:family="text">
      <style:text-properties fo:color="#008000" officeooo:rsid="002cd212"/>
    </style:style>
    <style:style style:name="T13" style:family="text">
      <style:text-properties officeooo:rsid="002cd212"/>
    </style:style>
    <style:style style:name="T14" style:family="text">
      <style:text-properties officeooo:rsid="002e8f87"/>
    </style:style>
    <style:style style:name="T15" style:family="text">
      <style:text-properties officeooo:rsid="0031ca96"/>
    </style:style>
    <style:style style:name="T16" style:family="text">
      <style:text-properties officeooo:rsid="00323b05"/>
    </style:style>
    <style:style style:name="T17" style:family="text">
      <style:text-properties officeooo:rsid="0032aa45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3f1c2f" style:font-size-asian="16pt" style:font-weight-asian="bold" style:font-size-complex="16pt" style:font-weight-complex="bold"/>
    </style:style>
    <style:style style:name="T20" style:family="text">
      <style:text-properties officeooo:rsid="00424523"/>
    </style:style>
    <style:style style:name="T21" style:family="text">
      <style:text-properties officeooo:rsid="0042a5d3"/>
    </style:style>
    <style:style style:name="T22" style:family="text">
      <style:text-properties officeooo:rsid="00511e79"/>
    </style:style>
    <style:style style:name="T23" style:family="text">
      <style:text-properties officeooo:rsid="00531c7a"/>
    </style:style>
    <style:style style:name="T24" style:family="text">
      <style:text-properties officeooo:rsid="005486d6"/>
    </style:style>
    <style:style style:name="T25" style:family="text">
      <style:text-properties officeooo:rsid="00554e08"/>
    </style:style>
    <style:style style:name="T26" style:family="text">
      <style:text-properties officeooo:rsid="00592a1d"/>
    </style:style>
    <style:style style:name="T27" style:family="text">
      <style:text-properties officeooo:rsid="00595114"/>
    </style:style>
    <style:style style:name="T28" style:family="text">
      <style:text-properties officeooo:rsid="005ac6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Standard"><text:s text:c="2"/></text:p>
      <text:p text:style-name="Standard"><text:tab/><text:tab/><text:span text:style-name="T1">Arrays</text:span></text:p>
      <text:p text:style-name="P2">we can store multiple values in javascripot arrays</text:p>
      <text:p text:style-name="P2">var a=[“prerna”,”antima”,”megha”]</text:p>
      <text:p text:style-name="P2"/>
      <text:p text:style-name="P2">two ways of creating js varibales</text:p>
      <text:p text:style-name="P2">1. normal</text:p>
      <text:p text:style-name="P2">2,using new keyword</text:p>
      <text:p text:style-name="P2">example</text:p>
      <text:p text:style-name="P2">var name=new Array(“prerna”,”antima”)</text:p>
      <text:p text:style-name="P2"/>
      <text:p text:style-name="P3">arrays are spacial objects in js whihc uses numbers to acces it’s elemnts </text:p>
      <text:p text:style-name="P4">typeof(Array) is object</text:p>
      <text:p text:style-name="P4"/>
      <text:p text:style-name="P4">if we want to check an array then we can use <text:span text:style-name="T5">Array.</text:span>isArray(arrname)</text:p>
      <text:p text:style-name="P4"/>
      <text:p text:style-name="P5">looping an array element</text:p>
      <text:p text:style-name="P5"/>
      <text:p text:style-name="P5">div</text:p>
      <text:p text:style-name="P5">p </text:p>
      <text:p text:style-name="P5"/>
      <text:p text:style-name="P5"/>
      <text:p text:style-name="P5">script</text:p>
      <text:p text:style-name="P5">var t;</text:p>
      <text:p text:style-name="P5">var f=[“orange”,”banana”]</text:p>
      <text:p text:style-name="P5">t=”&lt;ul&gt;”</text:p>
      <text:p text:style-name="P5">for(i=0;i&lt;f.lenght;i++(</text:p>
      <text:p text:style-name="P5">{</text:p>
      <text:p text:style-name="P5"><text:tab/>t+=”&lt;li&gt;”f[i]”&lt;/li&gt;”</text:p>
      <text:p text:style-name="P5">}</text:p>
      <text:p text:style-name="P4"/>
      <text:p text:style-name="P6"><text:span text:style-name="T2">t</text:span>+=”&lt;/ul&gt;”</text:p>
      <text:p text:style-name="P6"/>
      <text:p text:style-name="P7">document.getElementById(“<text:span text:style-name="T2">demo</text:span>”).<text:span text:style-name="T2">innerHTML=t;</text:span></text:p>
      <text:p text:style-name="P7"/>
      <text:p text:style-name="P7"/>
      <text:p text:style-name="P9">looping using foreach</text:p>
      <text:p text:style-name="P9"/>
      <text:p text:style-name="P8">&lt;p id="demo"&gt;&lt;/p&gt;</text:p>
      <text:p text:style-name="P8"/>
      <text:p text:style-name="P8">&lt;script&gt;</text:p>
      <text:p text:style-name="P8">var f,t;</text:p>
      <text:p text:style-name="P8">f=["prerna","emgha","antima"]</text:p>
      <text:p text:style-name="P8">t="&lt;ul&gt;"</text:p>
      <text:p text:style-name="P8">f.forEach(myfunction);</text:p>
      <text:p text:style-name="P8">t+="&lt;/ul&gt;"</text:p>
      <text:p text:style-name="P8"/>
      <text:p text:style-name="P8"/>
      <text:p text:style-name="P8">function myfunction(v)</text:p>
      <text:p text:style-name="P8">{</text:p>
      <text:p text:style-name="P8"><text:tab/>t+="&lt;li&gt;"+v+"&lt;/li&gt;"</text:p>
      <text:p text:style-name="P8"><text:soft-page-break/>}</text:p>
      <text:p text:style-name="P8"/>
      <text:p text:style-name="P8"/>
      <text:p text:style-name="P8">document.getElementById("demo").innerHTML=t;</text:p>
      <text:p text:style-name="P8"/>
      <text:p text:style-name="P8">&lt;/script&gt;</text:p>
      <text:p text:style-name="P8"/>
      <text:p text:style-name="P10">js does not support assosiative arrays<text:span text:style-name="T3">(named index)</text:span></text:p>
      <text:p text:style-name="P11"/>
      <text:p text:style-name="P11">we can not use arrays methods in objects</text:p>
      <text:p text:style-name="P11"/>
      <text:p text:style-name="P12">using new keyword for creating <text:s/>js array is <text:span text:style-name="T4">bad practice because if we craeted and then if we <text:s/>remove element then the other index will have undefined values</text:span> </text:p>
      <text:p text:style-name="P12"/>
      <text:p text:style-name="P37"><text:span text:style-name="T6">The </text:span><text:span text:style-name="Source_20_Text"><text:span text:style-name="T8">instanceof</text:span></text:span><text:span text:style-name="T6"> operator returns true if an object is created by a given constructor:</text:span></text:p>
      <text:p text:style-name="P54"><text:span text:style-name="T9">var</text:span> fruits = [<text:span text:style-name="T10">"Banana"</text:span>, <text:span text:style-name="T10">"Orange"</text:span>, <text:span text:style-name="T10">"Apple"</text:span>, <text:span text:style-name="T10">"Mango"</text:span>];<text:line-break/><text:line-break/>fruits <text:span text:style-name="T9">instanceof</text:span> Array;   <text:span text:style-name="T11">// returns true</text:span></text:p>
      <text:p text:style-name="P13">but if we use Number here it will return false</text:p>
      <text:p text:style-name="P38"><text:span text:style-name="T6">The </text:span><text:span text:style-name="Source_20_Text"><text:span text:style-name="T8">instanceof</text:span></text:span><text:span text:style-name="T6"> operator returns true if an object is created by a given constructor:</text:span></text:p>
      <text:p text:style-name="P54"><text:span text:style-name="T9">var</text:span> fruits = [<text:span text:style-name="T10">"Banana"</text:span>, <text:span text:style-name="T10">"Orange"</text:span>, <text:span text:style-name="T10">"Apple"</text:span>, <text:span text:style-name="T10">"Mango"</text:span>];<text:line-break/><text:line-break/>fruits <text:span text:style-name="T9">instanceof</text:span> <text:span text:style-name="T13">Number</text:span>;   <text:span text:style-name="T11">// returns </text:span><text:span text:style-name="T12">false</text:span>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text:tab/><text:span text:style-name="T14">Js arrays methods</text:span></text:p>
      <text:p text:style-name="P14">toString() and join()</text:p>
      <text:p text:style-name="P14"/>
      <text:p text:style-name="P14">both are same but in join() we can define a seprator also</text:p>
      <text:p text:style-name="P14"/>
      <text:p text:style-name="P15">var f=[1,2,3,4]</text:p>
      <text:p text:style-name="P15">f.toString()</text:p>
      <text:p text:style-name="P15"/>
      <text:p text:style-name="P15">f.join(“ ,”)</text:p>
      <text:p text:style-name="P15"/>
      <text:p text:style-name="P15"/>
      <text:p text:style-name="P15"/>
      <text:p text:style-name="P15"/>
      <text:p text:style-name="P16">push(),pop(),shift(),unshif()</text:p>
      <text:p text:style-name="P16"/>
      <text:p text:style-name="P16"/>
      <text:p text:style-name="P16"><text:soft-page-break/></text:p>
      <text:p text:style-name="P16"/>
      <text:p text:style-name="P16">push(“<text:span text:style-name="T16">val</text:span>”)-: tadd new element at end of array <text:span text:style-name="T15">and it returns the new array length</text:span></text:p>
      <text:p text:style-name="P16">pop()-:remove element from end <text:span text:style-name="T15">and returns thr popped element</text:span></text:p>
      <text:p text:style-name="P17">shift()-arr.shift() <text:s/>it will remove first element and returns he removed elemet</text:p>
      <text:p text:style-name="P17">unshift(“val”)-:it will add new lement at end of the arra <text:span text:style-name="T17">and returns new length</text:span></text:p>
      <text:p text:style-name="P17"/>
      <text:p text:style-name="P17"/>
      <text:p text:style-name="P18">delete array elemnt using delete </text:p>
      <text:p text:style-name="P19">delete a[n]</text:p>
      <text:p text:style-name="P19"/>
      <text:p text:style-name="P19">but delete keyword leaves undefined at that index so we should use push and pop</text:p>
      <text:p text:style-name="P19"/>
      <text:p text:style-name="P16"/>
      <text:p text:style-name="P16"/>
      <text:p text:style-name="P20">splice() ,slice(),concat()</text:p>
      <text:p text:style-name="P20"/>
      <text:p text:style-name="P20">splice()</text:p>
      <text:p text:style-name="P21">it is used to remove and add and just add or just remove element in array and it does not leave any holes in the array</text:p>
      <text:p text:style-name="P21"/>
      <text:p text:style-name="P22">arr.splice(pos,numbers of element to be removed,option1, option2,...)</text:p>
      <text:p text:style-name="P21"/>
      <text:p text:style-name="P23">to add only</text:p>
      <text:p text:style-name="P23"/>
      <text:p text:style-name="P23">&lt;button onclick="myFunction()"&gt;Try it&lt;/button&gt;</text:p>
      <text:p text:style-name="P23"/>
      <text:p text:style-name="P23">&lt;p id="demo1"&gt;&lt;/p&gt;</text:p>
      <text:p text:style-name="P23">&lt;p id="demo2"&gt;&lt;/p&gt;</text:p>
      <text:p text:style-name="P23"/>
      <text:p text:style-name="P23">&lt;script&gt;</text:p>
      <text:p text:style-name="P23"/>
      <text:p text:style-name="P23"/>
      <text:p text:style-name="P23">var a=["a","b","c","d","f"]</text:p>
      <text:p text:style-name="P23">document.getElementById("demo1").innerHTML=a;</text:p>
      <text:p text:style-name="P23">a.splice(2,0,"g","h");</text:p>
      <text:p text:style-name="P23">function <text:s/>myFunction()</text:p>
      <text:p text:style-name="P23">{</text:p>
      <text:p text:style-name="P23"><text:tab/>document.getElementById("demo2").innerHTML=a;</text:p>
      <text:p text:style-name="P23">}</text:p>
      <text:p text:style-name="P23">&lt;/script&gt;</text:p>
      <text:p text:style-name="P23"/>
      <text:p text:style-name="P23"/>
      <text:p text:style-name="P23"/>
      <text:p text:style-name="P23">to add and remove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&lt;p id="demo1"&gt;&lt;/p&gt;</text:p>
      <text:p text:style-name="P23">&lt;p id="demo2"&gt;&lt;/p&gt;</text:p>
      <text:p text:style-name="P23">&lt;p id="demo3"&gt;&lt;/p&gt;</text:p>
      <text:p text:style-name="P23"/>
      <text:p text:style-name="P23">&lt;script&gt;</text:p>
      <text:p text:style-name="P23">var fruits = ["Banana", "Orange", "Apple", "Mango"];</text:p>
      <text:p text:style-name="P23">document.getElementById("demo1").innerHTML = "Original Array:&lt;br&gt; " + fruits;</text:p>
      <text:p text:style-name="P23"/>
      <text:p text:style-name="P23">function myFunction() {</text:p>
      <text:p text:style-name="P23"><text:s text:c="2"/>var removed = fruits.splice(2, 2, "Lemon", "Kiwi"); </text:p>
      <text:p text:style-name="P23"><text:s text:c="2"/>document.getElementById("demo2").innerHTML = "New Array:&lt;br&gt;" + fruits;</text:p>
      <text:p text:style-name="P23"><text:s text:c="2"/>document.getElementById("demo3").innerHTML = "Removed Items:&lt;br&gt; " + removed; </text:p>
      <text:p text:style-name="P23">}</text:p>
      <text:p text:style-name="P23">&lt;/script&gt;</text:p>
      <text:p text:style-name="P23"/>
      <text:p text:style-name="P23"/>
      <text:p text:style-name="P23"/>
      <text:p text:style-name="P24">to remove only</text:p>
      <text:p text:style-name="P24">if we want to remove only then we will not pass options parameters</text:p>
      <text:p text:style-name="P24"/>
      <text:p text:style-name="P24">we will juts pass pos and number of elements to be removed and it will not leave undefined</text:p>
      <text:p text:style-name="P23"/>
      <text:p text:style-name="P23"/>
      <text:p text:style-name="P23"/>
      <text:p text:style-name="P23"/>
      <text:p text:style-name="P25">concat()-: this method is used to merge arrays </text:p>
      <text:p text:style-name="P26">arr1.concat(arr2,arr,3,arr,4...)</text:p>
      <text:p text:style-name="P23"/>
      <text:p text:style-name="P27">slice()-:slice() method is used to extract a new sub array from given array </text:p>
      <text:p text:style-name="P28">arr.slice(start,end)</text:p>
      <text:p text:style-name="P28"/>
      <text:p text:style-name="P28"/>
      <text:p text:style-name="P28">end is optional and if we do not pass end then it will autmoatically go to end</text:p>
      <text:p text:style-name="P29">it does not change the original array</text:p>
      <text:p text:style-name="P29"/>
      <text:p text:style-name="P29"><text:tab/><text:span text:style-name="T18"><text:tab/><text:tab/></text:span><text:span text:style-name="T19">js arrays sorting</text:span></text:p>
      <text:p text:style-name="P29"><text:span text:style-name="T19"/></text:p>
      <text:p text:style-name="P30">sort() function is used to sort array elemets in alphabetic</text:p>
      <text:p text:style-name="P30">reverse() is used to <text:span text:style-name="T20">reverse the array elemnts</text:span></text:p>
      <text:p text:style-name="P30"><text:s/><text:span text:style-name="T21">so to sort in descending way use <text:s/>sort() first then reverse()</text:span></text:p>
      <text:p text:style-name="P30"/>
      <text:p text:style-name="P30"/>
      <text:p text:style-name="P30"/>
      <text:p text:style-name="P31">to sort () <text:s/>numneric way we use diffrent approach</text:p>
      <text:p text:style-name="P32">arr.sort(function(a,b) </text:p>
      <text:p text:style-name="P32">{<text:line-break/><text:tab/>return (a-b)</text:p>
      <text:p text:style-name="P32">})</text:p>
      <text:p text:style-name="P32"/>
      <text:p text:style-name="P32">to sort in desceding use b-a</text:p>
      <text:p text:style-name="P32"/>
      <text:p text:style-name="P32"/>
      <text:p text:style-name="P32"><text:soft-page-break/></text:p>
      <text:p text:style-name="P33">sorting object array</text:p>
      <text:p text:style-name="P33"/>
      <text:p text:style-name="P34">objname.sort(function(a,b){</text:p>
      <text:p text:style-name="P34"><text:tab/>return (a.key-b.key)</text:p>
      <text:p text:style-name="P34"/>
      <text:p text:style-name="P34">}</text:p>
      <text:p text:style-name="P34">)</text:p>
      <text:p text:style-name="P33"/>
      <text:p text:style-name="P33"/>
      <text:p text:style-name="P35">then print</text:p>
      <text:p text:style-name="P35"/>
      <text:h text:style-name="P1" text:outline-level="2"><text:span text:style-name="T7">JavaScript Array Iteration Methods</text:span></text:h>
      <text:p text:style-name="P39"><text:tab/></text:p>
      <text:p text:style-name="P40">ForEach(),reduce(),filter(),map(), some(),every()</text:p>
      <text:p text:style-name="P40"/>
      <text:p text:style-name="P41">forEach()</text:p>
      <text:p text:style-name="P41">var t=””</text:p>
      <text:p text:style-name="P41">var p=[10,20,30,40]</text:p>
      <text:p text:style-name="P41">p.forEach(value,index,array)</text:p>
      <text:p text:style-name="P41">{<text:line-break/><text:tab/>t=t+value;<text:line-break/>}</text:p>
      <text:p text:style-name="P41">print t</text:p>
      <text:p text:style-name="P41"/>
      <text:p text:style-name="P41"/>
      <text:p text:style-name="P42">map()</text:p>
      <text:p text:style-name="P42">map() does not change original array insetad it returns new arraay</text:p>
      <text:p text:style-name="P43">var p=[10,20,30,40]</text:p>
      <text:p text:style-name="P44">var m=p.map(<text:span text:style-name="T22">myfunction</text:span>)</text:p>
      <text:p text:style-name="P44"/>
      <text:p text:style-name="P45">function <text:s/>myfunction(value,index,array)</text:p>
      <text:p text:style-name="P45">{</text:p>
      <text:p text:style-name="P45"><text:tab/><text:span text:style-name="T23">return value*2;</text:span></text:p>
      <text:p text:style-name="P45">}</text:p>
      <text:p text:style-name="P44"/>
      <text:p text:style-name="P46">filter()</text:p>
      <text:p text:style-name="P46"/>
      <text:p text:style-name="P46">filter() <text:s/>returns a new array whihc passes a new test</text:p>
      <text:p text:style-name="P47">var p=[10,20,30,40,50,60]</text:p>
      <text:p text:style-name="P47">var valuesgreaterthan20=p.filter(<text:span text:style-name="T24">fun</text:span>)</text:p>
      <text:p text:style-name="P47"><text:soft-page-break/></text:p>
      <text:p text:style-name="P48">function fun(value,index,array)</text:p>
      <text:p text:style-name="P47">{</text:p>
      <text:p text:style-name="P47"><text:tab/><text:span text:style-name="T25">rerurn value&gt;20;</text:span></text:p>
      <text:p text:style-name="P47">}</text:p>
      <text:p text:style-name="P49">reduce()</text:p>
      <text:p text:style-name="P49">reduce() method produce a single value from array.</text:p>
      <text:p text:style-name="P50">Arr.reduce(fun,<text:span text:style-name="T27">total</text:span>)<text:line-break/><text:span text:style-name="T28">total is optional</text:span></text:p>
      <text:p text:style-name="P50">function fun(total,value,index,array)</text:p>
      <text:p text:style-name="P50">{</text:p>
      <text:p text:style-name="P50"><text:tab/><text:span text:style-name="T26">return total+vallue;</text:span></text:p>
      <text:p text:style-name="P50">}</text:p>
      <text:p text:style-name="P51">reducerigh()</text:p>
      <text:p text:style-name="P51">evaluate from right</text:p>
      <text:p text:style-name="P51"/>
      <text:p text:style-name="P52">every() checks if all values passes a test or <text:s/>not</text:p>
      <text:p text:style-name="P53">some() <text:s/>checks if some values from array passes a test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2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3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06T18:31:09.265084715</meta:creation-date>
    <dc:date>2020-12-06T20:17:12.413069701</dc:date>
    <meta:editing-duration>PT1H35M23S</meta:editing-duration>
    <meta:editing-cycles>69</meta:editing-cycles>
    <meta:generator>LibreOffice/6.3.4.2$Linux_X86_64 LibreOffice_project/30$Build-2</meta:generator>
    <meta:document-statistic meta:table-count="0" meta:image-count="0" meta:object-count="0" meta:page-count="11" meta:paragraph-count="152" meta:word-count="646" meta:character-count="4596" meta:non-whitespace-character-count="4047"/>
  </office:meta>
</office:document-meta>
</file>